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language="fr" fo:country="FR"/>
    </style:style>
    <style:style style:name="P4" style:family="paragraph" style:parent-style-name="Standard">
      <style:text-properties fo:language="fr" fo:country="FR" style:text-underline-style="none" officeooo:rsid="00047d43" officeooo:paragraph-rsid="00047d43"/>
    </style:style>
    <style:style style:name="P5" style:family="paragraph" style:parent-style-name="Standard" style:list-style-name="L1">
      <style:text-properties fo:language="fr" fo:country="FR" style:text-underline-style="none" officeooo:rsid="00047d43" officeooo:paragraph-rsid="00047d43"/>
    </style:style>
    <style:style style:name="P6" style:family="paragraph" style:parent-style-name="Standard" style:list-style-name="L1">
      <style:text-properties fo:language="fr" fo:country="FR" style:text-underline-style="none" officeooo:rsid="00057fd1" officeooo:paragraph-rsid="00057fd1"/>
    </style:style>
    <style:style style:name="P7" style:family="paragraph" style:parent-style-name="Standard">
      <style:text-properties fo:language="fr" fo:country="FR" style:text-underline-style="none" officeooo:rsid="00057fd1" officeooo:paragraph-rsid="00057fd1"/>
    </style:style>
    <style:style style:name="P8" style:family="paragraph" style:parent-style-name="Standard">
      <style:text-properties fo:language="fr" fo:country="FR" style:text-underline-style="none" officeooo:rsid="0009c635" officeooo:paragraph-rsid="0009c635"/>
    </style:style>
    <style:style style:name="T1" style:family="text">
      <style:text-properties officeooo:rsid="00047d43"/>
    </style:style>
    <style:style style:name="T2" style:family="text">
      <style:text-properties officeooo:rsid="00067e79"/>
    </style:style>
    <style:style style:name="T3" style:family="text">
      <style:text-properties officeooo:rsid="0006fdd9"/>
    </style:style>
    <style:style style:name="T4" style:family="text">
      <style:text-properties officeooo:rsid="0008640b"/>
    </style:style>
    <style:style style:name="T5" style:family="text">
      <style:text-properties officeooo:rsid="0009c635"/>
    </style:style>
    <style:style style:name="T6" style:family="text">
      <style:text-properties officeooo:rsid="000cae1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hapitre 5 : L’activité commerciale</text:p>
      <text:p text:style-name="P3">TD Nespresso</text:p>
      <text:p text:style-name="P3"><text:span text:style-name="T1">É</text:span>tude du site</text:p>
      <text:p text:style-name="P1"/>
      <text:p text:style-name="P2">1) En étudiant les trois premiers onglets du site (Café, machines et Accessoires), donnez des</text:p>
      <text:p text:style-name="P2">éléments qui attestent que Nespresso se présente comme un produit unique.</text:p>
      <text:p text:style-name="P2"/>
      <text:p text:style-name="P8">Nespresso se met en avant comme un produit unique grâce à leur café en capsule qui le rend facile à préparer. Il mette la conservation de leurs cafés en avant ainsi que leur capsule compostable qui est unique. Leurs machines est adapté à leur capsule ainsi que leur tasse, leur thermos/ gourde pour le café. Nespresso vend également des gâteaux pour accompagner leurs cafés.</text:p>
      <text:p text:style-name="P2"/>
      <text:p text:style-name="P2">2) Que peut-on dire de la gamme Nespresso ?</text:p>
      <text:p text:style-name="P2"/>
      <text:p text:style-name="P7"><text:tab/>La gamme Nespresso est vaste avec une grande diversité au niveau des produits. Nespresso a plus de 60 variétés différentes de café plus <text:span text:style-name="T2">des éditions limités. Cette gamme s’adresse à tous type de consommateur avec </text:span><text:span text:style-name="T3">des </text:span><text:span text:style-name="T2">café</text:span><text:span text:style-name="T3">s</text:span><text:span text:style-name="T2"> de prix différents en fonction de leur rareté. </text:span><text:span text:style-name="T3">Pareil avec leur machine à café de différent prix qui va de la machine à 100 euro accessible à tous à la machine professionnel à 749 euro.</text:span></text:p>
      <text:p text:style-name="P7"/>
      <text:p text:style-name="P2">3) Cette gamme vous semble-t-elle cohérente ?</text:p>
      <text:p text:style-name="P4"><text:tab/></text:p>
      <text:p text:style-name="P4"><text:tab/><text:span text:style-name="T4">Cette gamme est cohérente parce qu’elle s’adresse à tous le monde. Leur gamme est pour tout </text:span><text:span text:style-name="T5">les goûts, plus ou moins intense. Dans la gamme Nespresso il y a plusieurs gammes différentes. Il y a le double expresso, gran lungo, mug, master origins, reviving origins, barista creations.</text:span></text:p>
      <text:p text:style-name="P8">La gamme Nespresso est cohérente car elle tient sa promesse d’être « un café de la plus haute qualité possible ». On nous parle de leur expérience dans le domaine et nous présentes chacun de leur produit <text:span text:style-name="T6">un par un</text:span>.</text:p>
      <text:p text:style-name="P4"/>
      <text:p text:style-name="P2">4) Comment se manifeste de la part de Nespresso la manière de fidéliser le client ?</text:p>
      <text:p text:style-name="P4"/>
      <text:p text:style-name="P4"/>
      <text:p text:style-name="P4"/>
      <text:p text:style-name="P2">5) Comment Nespresso s’affiche comme étant une entreprise responsable ?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6:40:52.739942689</meta:creation-date>
    <dc:date>2023-09-26T17:51:35.294269948</dc:date>
    <meta:editing-duration>PT17M1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301" meta:character-count="1750" meta:non-whitespace-character-count="1459"/>
  </office:meta>
</office:document-meta>
</file>